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48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8.49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266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3.217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9.441cm"/>
      <style:paragraph-properties style:writing-mode="lr-tb"/>
    </style:style>
    <style:style style:name="co1" style:family="table-column">
      <style:table-column-properties style:column-width="4.992cm" style:use-optimal-column-width="false"/>
    </style:style>
    <style:style style:name="co2" style:family="table-column">
      <style:table-column-properties style:column-width="11.48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2pt"/>
    </style:style>
    <style:style style:name="P4" style:family="paragraph">
      <loext:graphic-properties draw:fill-color="#ffffff"/>
      <style:paragraph-properties fo:text-align="center" style:writing-mode="lr-tb"/>
      <style:text-properties fo:font-size="32pt"/>
    </style:style>
    <style:style style:name="P5" style:family="paragraph">
      <style:paragraph-properties fo:text-align="start"/>
      <style:text-properties fo:font-size="24pt"/>
    </style:style>
    <style:style style:name="P6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24pt"/>
    </style:style>
    <style:style style:name="P9" style:family="paragraph">
      <style:text-properties fo:font-size="18pt"/>
    </style:style>
    <style:style style:name="P10" style:family="paragraph">
      <style:paragraph-properties fo:margin-top="0.42cm" fo:margin-bottom="0.35cm"/>
      <style:text-properties fo:font-size="1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5" draw:text-style-name="P4" draw:layer="layout" svg:width="25.199cm" svg:height="1.679cm" svg:x="1.4cm" svg:y="2.666cm" presentation:class="subtitle" presentation:user-transformed="true">
          <draw:text-box>
            <text:p text:style-name="P3">A Python wrapper for Qt version 6</text:p>
          </draw:text-box>
        </draw:frame>
        <draw:frame presentation:style-name="pr6" draw:text-style-name="P6" draw:layer="layout" svg:width="25.199cm" svg:height="3.62cm" svg:x="1.183cm" svg:y="11.502cm">
          <draw:text-box>
            <text:p text:style-name="P5"><text:span text:style-name="T2">Hamilton Python Users Group</text:span></text:p>
            <text:p text:style-name="P5"><text:span text:style-name="T2">Ian Stewart</text:span></text:p>
            <text:p text:style-name="P5"><text:span text:style-name="T2">10 Oct 2022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1.484cm" svg:x="1.4cm" svg:y="0.628cm" presentation:class="title" presentation:user-transformed="true">
          <draw:text-box>
            <text:p><text:span text:style-name="T1">PySide6</text:span></text:p>
          </draw:text-box>
        </draw:frame>
        <draw:frame presentation:style-name="pr7" draw:text-style-name="P6" draw:layer="layout" svg:width="25.199cm" svg:height="8.497cm" svg:x="0.928cm" svg:y="2.351cm">
          <draw:text-box>
            <text:p text:style-name="P5"><text:span text:style-name="T2">Presentation Contents: </text:span></text:p>
            <text:list text:style-name="L2">
              <text:list-item>
                <text:p text:style-name="P8"><text:span text:style-name="T2">GUI Toolkits and their Python wrappers.</text:span></text:p>
              </text:list-item>
              <text:list-item>
                <text:p text:style-name="P8"><text:span text:style-name="T2">History of Qt and PySide</text:span></text:p>
              </text:list-item>
              <text:list-item>
                <text:p text:style-name="P8"><text:span text:style-name="T2">Installation of PySide/Qt6</text:span></text:p>
              </text:list-item>
              <text:list-item>
                <text:p text:style-name="P8"><text:span text:style-name="T2">Review of what is installed.</text:span></text:p>
              </text:list-item>
              <text:list-item>
                <text:p text:style-name="P5"><text:span text:style-name="T2">Utilities</text:span></text:p>
              </text:list-item>
              <text:list-item>
                <text:p text:style-name="P5"><text:span text:style-name="T2">Introduce pyside6-assistant.py program</text:span></text:p>
              </text:list-item>
              <text:list-item>
                <text:p text:style-name="P5"><text:span text:style-name="T2">Demo pyside6-assistant.py.</text:span></text:p>
              </text:list-item>
              <text:list-item>
                <text:p text:style-name="P5"><text:span text:style-name="T2">Code highlights / bugs in pyside6-assistant.py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266cm" svg:x="1.28cm" svg:y="0.772cm">
          <draw:text-box>
            <text:p text:style-name="P5"><text:span text:style-name="T2">Open Source – GUI Tookits.</text:span></text:p>
          </draw:text-box>
        </draw:frame>
        <draw:frame draw:style-name="standard" draw:layer="layout" svg:width="26.458cm" svg:height="7.999cm" svg:x="0.695cm" svg:y="2.541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 text:style-name="P9">GUI Toolkit</text:p>
              </table:table-cell>
              <table:table-cell>
                <text:p text:style-name="P9">Language</text:p>
              </table:table-cell>
              <table:table-cell>
                <text:p text:style-name="P9">Version</text:p>
              </table:table-cell>
              <table:table-cell>
                <text:p text:style-name="P9">Python Bindings</text:p>
              </table:table-cell>
            </table:table-row>
            <table:table-row table:style-name="ro1" table:default-cell-style-name="lightblue2">
              <table:table-cell>
                <text:p text:style-name="P9">Tk/Tcl</text:p>
              </table:table-cell>
              <table:table-cell>
                <text:p text:style-name="P9">C</text:p>
              </table:table-cell>
              <table:table-cell>
                <text:p text:style-name="P9">8.6</text:p>
              </table:table-cell>
              <table:table-cell>
                <text:p text:style-name="P9">Tkinter</text:p>
              </table:table-cell>
            </table:table-row>
            <table:table-row table:style-name="ro2" table:default-cell-style-name="lightblue1">
              <table:table-cell>
                <text:p text:style-name="P9">Gtk</text:p>
              </table:table-cell>
              <table:table-cell>
                <text:p text:style-name="P9">C</text:p>
              </table:table-cell>
              <table:table-cell>
                <text:p text:style-name="P9">4</text:p>
              </table:table-cell>
              <table:table-cell>
                <text:p text:style-name="P9">PyGObject Introspection – GIR - GTK4</text:p>
              </table:table-cell>
            </table:table-row>
            <table:table-row table:style-name="ro2" table:default-cell-style-name="lightblue2">
              <table:table-cell>
                <text:p text:style-name="P9">Qt</text:p>
              </table:table-cell>
              <table:table-cell>
                <text:p text:style-name="P9">C++</text:p>
              </table:table-cell>
              <table:table-cell>
                <text:p text:style-name="P9">6.4</text:p>
              </table:table-cell>
              <table:table-cell>
                <text:p text:style-name="P9">1. PyQt6 – Riverbank Computing.</text:p>
                <text:p text:style-name="P9">2. PySide6 – The Qt Company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266cm" svg:x="1.28cm" svg:y="0.772cm">
          <draw:text-box>
            <text:p text:style-name="P5"><text:span text:style-name="T2">Qt History</text:span></text:p>
          </draw:text-box>
        </draw:frame>
        <draw:frame draw:style-name="gr2" draw:text-style-name="P11" draw:layer="layout" svg:width="2.001cm" svg:height="1.46cm" svg:x="1.014cm" svg:y="13.81cm">
          <draw:text-box>
            <text:p text:style-name="P10"><text:span text:style-name="T3"/></text:p>
            <text:p text:style-name="P10"><text:span text:style-name="T3"/></text:p>
          </draw:text-box>
        </draw:frame>
        <draw:frame presentation:style-name="pr9" draw:text-style-name="P6" draw:layer="layout" svg:width="25.199cm" svg:height="13.217cm" svg:x="0.928cm" svg:y="1.852cm">
          <draw:text-box>
            <text:list text:style-name="L2">
              <text:list-item>
                <text:p text:style-name="P5"><text:span text:style-name="T2">1991 – Haavard Nord and Eirik Chambe-Eng from Norway, started writing Qt.</text:span></text:p>
              </text:list-item>
              <text:list-item>
                <text:p text:style-name="P5"><text:span text:style-name="T2">1994 – founded Trolltech</text:span></text:p>
              </text:list-item>
              <text:list-item>
                <text:p text:style-name="P5"><text:span text:style-name="T2">2006 – IPO of Trolltech</text:span></text:p>
              </text:list-item>
              <text:list-item>
                <text:p text:style-name="P5"><text:span text:style-name="T2">2008 – Nokia Corporation acquire Trolltech</text:span></text:p>
              </text:list-item>
              <text:list-item>
                <text:p text:style-name="P5"><text:span text:style-name="T2">2008 – Trolltech renamed Qt Software</text:span></text:p>
              </text:list-item>
              <text:list-item>
                <text:p text:style-name="P5"><text:span text:style-name="T2">2009 – Renamed Qt Development Frameworks</text:span></text:p>
              </text:list-item>
              <text:list-item>
                <text:p text:style-name="P5"><text:span text:style-name="T2">2012 – Nokia sold to Digia</text:span></text:p>
              </text:list-item>
              <text:list-item>
                <text:p text:style-name="P5"><text:span text:style-name="T2">2014 – Digia formed “The Qt Company” wholly owned </text:span><text:span text:style-name="T4">subsidiary.</text:span></text:p>
              </text:list-item>
              <text:list-item>
                <text:p text:style-name="P5"><text:span text:style-name="T2">2016 – The Qt Company went public on NASDAQ Helsinki.</text:span></text:p>
              </text:list-item>
              <text:list-item>
                <text:p text:style-name="P5"><text:span text:style-name="T2">Headquarters – Espoo Finland.</text:span></text:p>
              </text:list-item>
              <text:list-item>
                <text:p text:style-name="P5"><text:span text:style-name="T2">445 Employees world wide. </text:span></text:p>
              </text:list-item>
              <text:list-item>
                <text:p text:style-name="P5"><text:span text:style-name="T2">Website: </text:span><text:span text:style-name="T2"><text:a xlink:href="http://www.qt.io/" xlink:type="simple">www.qt.io</text:a></text:span></text:p>
              </text:list-item>
              <text:list-item>
                <text:p text:style-name="P5"><text:span text:style-name="T2">Repository: </text:span><text:span text:style-name="T2"><text:a xlink:href="https://github.com/qt/" xlink:type="simple">https://github.com/qt/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6" draw:layer="layout" svg:width="25.199cm" svg:height="1.266cm" svg:x="1.28cm" svg:y="0.772cm">
          <draw:text-box>
            <text:p text:style-name="P5"><text:span text:style-name="T2">PySide History.</text:span></text:p>
          </draw:text-box>
        </draw:frame>
        <draw:frame draw:style-name="gr2" draw:text-style-name="P11" draw:layer="layout" svg:width="2.001cm" svg:height="1.46cm" svg:x="1.014cm" svg:y="13.81cm">
          <draw:text-box>
            <text:p text:style-name="P10"><text:span text:style-name="T3"/></text:p>
            <text:p text:style-name="P10"><text:span text:style-name="T3"/></text:p>
          </draw:text-box>
        </draw:frame>
        <draw:frame presentation:style-name="pr10" draw:text-style-name="P12" draw:layer="layout" svg:width="25.199cm" svg:height="9.441cm" svg:x="0.928cm" svg:y="1.852cm">
          <draw:text-box>
            <text:list text:style-name="L2">
              <text:list-item>
                <text:p text:style-name="P8"><text:span text:style-name="T5">2009 – Initial Release by Qt. </text:span><text:span text:style-name="T2"><text:s/></text:span></text:p>
              </text:list-item>
              <text:list-item>
                <text:p text:style-name="P8"><text:span text:style-name="T2">'Side' is Finnish for binding.</text:span></text:p>
              </text:list-item>
              <text:list-item>
                <text:p text:style-name="P5"><text:span text:style-name="T2">2022-09-12 – PySide6 – V6.3.2 currently available on PyPI</text:span></text:p>
              </text:list-item>
              <text:list-item>
                <text:p text:style-name="P5"><text:span text:style-name="T2">PySide supports Linux, macOS, and Microsoft Windows. </text:span></text:p>
              </text:list-item>
              <text:list-item>
                <text:p text:style-name="P5"><text:span text:style-name="T2">“</text:span><text:span text:style-name="T2">PySide” supports Qt 4</text:span></text:p>
              </text:list-item>
              <text:list-item>
                <text:p text:style-name="P5"><text:span text:style-name="T2">2015 - “PySide2” to support Qt 5.</text:span></text:p>
              </text:list-item>
              <text:list-item>
                <text:p text:style-name="P5"><text:span text:style-name="T2">2020 – Released “PySide6” supports Qt 6 – for Python V3.6+</text:span></text:p>
              </text:list-item>
              <text:list-item>
                <text:p text:style-name="P5"><text:span text:style-name="T2">“</text:span><text:span text:style-name="T2">PySide” marketed as “Qt for Python”.</text:span></text:p>
              </text:list-item>
              <text:list-item>
                <text:p text:style-name="P5"><text:span text:style-name="T2"><text:a xlink:href="https://wiki.qt.io/Qt_for_Python" xlink:type="simple">https://wiki.qt.io/Qt_for_Python</text:a></text:span></text:p>
              </text:list-item>
              <text:list-item>
                <text:p text:style-name="P5"><text:span text:style-name="T2">Tutorials: </text:span><text:span text:style-name="T2"><text:a xlink:href="https://doc.qt.io/qtforpython/tutorials/index.html" xlink:type="simple">https://doc.qt.io/qtforpython/tutorials/index.html</text:a>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9T18:18:22.972146709</meta:creation-date>
    <dc:date>2022-10-09T18:19:27.216747293</dc:date>
    <meta:editing-duration>PT1M5S</meta:editing-duration>
    <meta:editing-cycles>1</meta:editing-cycles>
    <meta:document-statistic meta:object-count="48"/>
    <meta:generator>LibreOffice/7.3.6.2$Linux_X86_64 LibreOffice_project/30$Build-2</meta:generator>
  </office:meta>
</office:document-meta>
</file>